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fo:language="nb" fo:country="none" officeooo:rsid="000e7011" officeooo:paragraph-rsid="000e7011"/>
    </style:style>
    <style:style style:name="P2" style:family="paragraph" style:parent-style-name="Table_20_Contents">
      <style:text-properties fo:language="nb" fo:country="none"/>
    </style:style>
    <style:style style:name="P3" style:family="paragraph" style:parent-style-name="Table_20_Contents">
      <style:text-properties fo:language="nb" fo:country="none" officeooo:rsid="000e7011" officeooo:paragraph-rsid="000e7011"/>
    </style:style>
    <style:style style:name="P4" style:family="paragraph" style:parent-style-name="Table_20_Contents">
      <style:text-properties fo:language="nb" fo:country="none" officeooo:rsid="000f4852" officeooo:paragraph-rsid="000f4852"/>
    </style:style>
    <style:style style:name="P5" style:family="paragraph" style:parent-style-name="Table_20_Contents">
      <style:text-properties fo:language="nb" fo:country="none" officeooo:paragraph-rsid="000f4852"/>
    </style:style>
    <style:style style:name="P6" style:family="paragraph" style:parent-style-name="Table_20_Contents">
      <style:text-properties fo:language="nb" fo:country="none" officeooo:paragraph-rsid="000e7011"/>
    </style:style>
    <style:style style:name="P7" style:family="paragraph" style:parent-style-name="Table_20_Contents">
      <style:text-properties officeooo:rsid="0016683c" officeooo:paragraph-rsid="0016683c"/>
    </style:style>
    <style:style style:name="P8" style:family="paragraph" style:parent-style-name="Text_20_body">
      <style:text-properties fo:language="nb" fo:country="none"/>
    </style:style>
    <style:style style:name="P9" style:family="paragraph" style:parent-style-name="Text_20_body">
      <style:text-properties fo:language="nb" fo:country="none" officeooo:rsid="000e7011" officeooo:paragraph-rsid="000e7011"/>
    </style:style>
    <style:style style:name="P10" style:family="paragraph" style:parent-style-name="Text_20_body">
      <style:paragraph-properties fo:text-align="center" style:justify-single-word="false"/>
      <style:text-properties fo:language="nb" fo:country="none" officeooo:rsid="000e7011" officeooo:paragraph-rsid="000e7011"/>
    </style:style>
    <style:style style:name="P11" style:family="paragraph" style:parent-style-name="Text_20_body">
      <style:paragraph-properties fo:text-align="start" style:justify-single-word="false"/>
      <style:text-properties fo:language="nb" fo:country="none" officeooo:rsid="000e7011" officeooo:paragraph-rsid="000e7011"/>
    </style:style>
    <style:style style:name="P12" style:family="paragraph" style:parent-style-name="Text_20_body">
      <style:text-properties fo:language="nb" fo:country="none" officeooo:rsid="000f4ba4" officeooo:paragraph-rsid="000f4ba4"/>
    </style:style>
    <style:style style:name="P13" style:family="paragraph" style:parent-style-name="Text_20_body">
      <style:text-properties fo:language="nb" fo:country="none" officeooo:rsid="000f4ba4" officeooo:paragraph-rsid="000f6b31"/>
    </style:style>
    <style:style style:name="P14" style:family="paragraph" style:parent-style-name="Text_20_body">
      <style:text-properties fo:language="nb" fo:country="none" officeooo:paragraph-rsid="00104485"/>
    </style:style>
    <style:style style:name="P15" style:family="paragraph" style:parent-style-name="Text_20_body">
      <style:text-properties fo:language="nb" fo:country="none" officeooo:paragraph-rsid="00122718"/>
    </style:style>
    <style:style style:name="P16" style:family="paragraph" style:parent-style-name="Text_20_body">
      <style:text-properties fo:language="nb" fo:country="none" officeooo:rsid="00122718" officeooo:paragraph-rsid="00122718"/>
    </style:style>
    <style:style style:name="P17" style:family="paragraph" style:parent-style-name="Text_20_body">
      <style:text-properties style:text-position="0% 100%" fo:language="nb" fo:country="none" officeooo:rsid="0015435f" officeooo:paragraph-rsid="0015435f"/>
    </style:style>
    <style:style style:name="P18" style:family="paragraph" style:parent-style-name="Text_20_body">
      <style:text-properties style:text-position="0% 100%" fo:language="nb" fo:country="none" officeooo:rsid="0016683c" officeooo:paragraph-rsid="001c0d85"/>
    </style:style>
    <style:style style:name="P19" style:family="paragraph" style:parent-style-name="Text_20_body">
      <style:text-properties style:text-position="0% 100%" style:font-name="Liberation Serif" fo:language="nb" fo:country="none" officeooo:rsid="0016683c" officeooo:paragraph-rsid="0016683c"/>
    </style:style>
    <style:style style:name="P20" style:family="paragraph" style:parent-style-name="Text_20_body">
      <style:text-properties officeooo:paragraph-rsid="0016683c"/>
    </style:style>
    <style:style style:name="P21" style:family="paragraph" style:parent-style-name="Text_20_body">
      <style:text-properties officeooo:paragraph-rsid="00122718"/>
    </style:style>
    <style:style style:name="P22" style:family="paragraph" style:parent-style-name="Text_20_body">
      <style:text-properties officeooo:paragraph-rsid="001dc8bb"/>
    </style:style>
    <style:style style:name="P23" style:family="paragraph" style:parent-style-name="Text_20_body">
      <style:text-properties officeooo:paragraph-rsid="000f4ba4"/>
    </style:style>
    <style:style style:name="P24" style:family="paragraph" style:parent-style-name="Text_20_body">
      <style:text-properties officeooo:rsid="002381b6" officeooo:paragraph-rsid="002381b6"/>
    </style:style>
    <style:style style:name="P25" style:family="paragraph" style:parent-style-name="Text_20_body">
      <style:text-properties officeooo:paragraph-rsid="0023e354"/>
    </style:style>
    <style:style style:name="P26" style:family="paragraph" style:parent-style-name="Text_20_body">
      <style:text-properties officeooo:rsid="0023e354" officeooo:paragraph-rsid="0023e354"/>
    </style:style>
    <style:style style:name="P27" style:family="paragraph" style:parent-style-name="Title">
      <style:text-properties fo:language="nb" fo:country="none" officeooo:rsid="000e7011" officeooo:paragraph-rsid="000e7011"/>
    </style:style>
    <style:style style:name="P28" style:family="paragraph" style:parent-style-name="Heading_20_1">
      <style:text-properties fo:language="nb" fo:country="none" officeooo:rsid="000f6b31" officeooo:paragraph-rsid="000f6b31"/>
    </style:style>
    <style:style style:name="P29" style:family="paragraph" style:parent-style-name="Heading_20_1">
      <style:text-properties officeooo:paragraph-rsid="002381b6"/>
    </style:style>
    <style:style style:name="P30" style:family="paragraph" style:parent-style-name="Heading_20_1">
      <style:text-properties officeooo:paragraph-rsid="00240335"/>
    </style:style>
    <style:style style:name="P31" style:family="paragraph" style:parent-style-name="Heading_20_2">
      <style:text-properties fo:language="nb" fo:country="none"/>
    </style:style>
    <style:style style:name="P32" style:family="paragraph" style:parent-style-name="Heading_20_2">
      <style:text-properties officeooo:rsid="002381b6" officeooo:paragraph-rsid="002381b6"/>
    </style:style>
    <style:style style:name="T1" style:family="text">
      <style:text-properties officeooo:rsid="000e7011"/>
    </style:style>
    <style:style style:name="T2" style:family="text">
      <style:text-properties officeooo:rsid="000f4852"/>
    </style:style>
    <style:style style:name="T3" style:family="text">
      <style:text-properties officeooo:rsid="000f4ba4"/>
    </style:style>
    <style:style style:name="T4" style:family="text">
      <style:text-properties fo:color="#ff4000" officeooo:rsid="000f6b31"/>
    </style:style>
    <style:style style:name="T5" style:family="text">
      <style:text-properties fo:color="#ff4000" style:font-name="Liberation Serif1" officeooo:rsid="000f6b31"/>
    </style:style>
    <style:style style:name="T6" style:family="text">
      <style:text-properties fo:color="#ff4000" style:font-name="Liberation Serif1" officeooo:rsid="000f6b31" style:font-name-asian="Liberation Serif1" style:font-name-complex="Liberation Serif1"/>
    </style:style>
    <style:style style:name="T7" style:family="text">
      <style:text-properties fo:color="#ff4000" style:font-name="Liberation Serif" officeooo:rsid="000f6b31"/>
    </style:style>
    <style:style style:name="T8" style:family="text">
      <style:text-properties fo:color="#ff4000" style:font-name="Liberation Serif" officeooo:rsid="000f6b31" style:font-name-asian="Noto Serif CJK SC" style:font-name-complex="Lohit Devanagari"/>
    </style:style>
    <style:style style:name="T9" style:family="text">
      <style:text-properties fo:color="#ff4000" style:font-name="Liberation Serif" officeooo:rsid="00104485" style:font-name-asian="Noto Serif CJK SC" style:font-name-complex="Lohit Devanagari"/>
    </style:style>
    <style:style style:name="T10" style:family="text">
      <style:text-properties fo:color="#ff4000" style:text-position="sub 58%" style:font-name="Liberation Serif" officeooo:rsid="00104485" style:font-name-asian="Noto Serif CJK SC" style:font-name-complex="Lohit Devanagari"/>
    </style:style>
    <style:style style:name="T11" style:family="text">
      <style:text-properties fo:color="#ff4000" style:text-position="0% 100%" style:font-name="Liberation Serif" officeooo:rsid="00104485" style:font-name-asian="Noto Serif CJK SC" style:font-name-complex="Lohit Devanagari"/>
    </style:style>
    <style:style style:name="T12" style:family="text">
      <style:text-properties style:text-position="sub 58%"/>
    </style:style>
    <style:style style:name="T13" style:family="text">
      <style:text-properties style:text-position="sub 58%" style:font-name="Liberation Serif1" fo:language="nb" fo:country="none" officeooo:rsid="0018a8dc"/>
    </style:style>
    <style:style style:name="T14" style:family="text">
      <style:text-properties style:text-position="sub 58%" fo:language="nb" fo:country="none" officeooo:rsid="001a2789"/>
    </style:style>
    <style:style style:name="T15" style:family="text">
      <style:text-properties style:text-position="0% 100%"/>
    </style:style>
    <style:style style:name="T16" style:family="text">
      <style:text-properties style:text-position="0% 100%" style:font-name="Liberation Serif" fo:language="nb" fo:country="none" officeooo:rsid="001838f2"/>
    </style:style>
    <style:style style:name="T17" style:family="text">
      <style:text-properties style:text-position="0% 100%" style:font-name="Liberation Serif" fo:language="nb" fo:country="none" officeooo:rsid="0018a8dc" style:font-name-asian="Noto Serif CJK SC" style:font-name-complex="Lohit Devanagari"/>
    </style:style>
    <style:style style:name="T18" style:family="text">
      <style:text-properties style:text-position="0% 100%" style:font-name="Liberation Serif" fo:language="nb" fo:country="none" officeooo:rsid="001c0d85" style:font-name-asian="Noto Serif CJK SC" style:font-name-complex="Lohit Devanagari"/>
    </style:style>
    <style:style style:name="T19" style:family="text">
      <style:text-properties style:text-position="0% 100%" style:font-name="Liberation Serif" fo:language="nb" fo:country="none" officeooo:rsid="0016683c"/>
    </style:style>
    <style:style style:name="T20" style:family="text">
      <style:text-properties style:text-position="0% 100%" style:font-name="Liberation Serif" fo:language="nb" fo:country="none" officeooo:rsid="00196518"/>
    </style:style>
    <style:style style:name="T21" style:family="text">
      <style:text-properties style:text-position="0% 100%" style:font-name="Liberation Serif1" fo:language="nb" fo:country="none" officeooo:rsid="002792a7" style:font-name-asian="Liberation Serif1" style:font-name-complex="Liberation Serif1"/>
    </style:style>
    <style:style style:name="T22" style:family="text">
      <style:text-properties style:text-position="0% 100%" style:font-name="Liberation Serif1" fo:language="nb" fo:country="none" officeooo:rsid="001838f2"/>
    </style:style>
    <style:style style:name="T23" style:family="text">
      <style:text-properties style:text-position="0% 100%" style:font-name="Liberation Serif1" fo:language="nb" fo:country="none" officeooo:rsid="0018a8dc"/>
    </style:style>
    <style:style style:name="T24" style:family="text">
      <style:text-properties style:text-position="0% 100%" style:font-name="Liberation Serif1" fo:language="nb" fo:country="none" officeooo:rsid="001dc8bb"/>
    </style:style>
    <style:style style:name="T25" style:family="text">
      <style:text-properties style:text-position="0% 100%" style:font-name="Liberation Serif1" fo:language="nb" fo:country="none" officeooo:rsid="001e8c87"/>
    </style:style>
    <style:style style:name="T26" style:family="text">
      <style:text-properties style:text-position="0% 100%" style:font-name="Liberation Serif1" fo:language="nb" fo:country="none" officeooo:rsid="002043f8"/>
    </style:style>
    <style:style style:name="T27" style:family="text">
      <style:text-properties style:text-position="0% 100%" style:font-name="Liberation Serif1" fo:language="nb" fo:country="none" officeooo:rsid="002381b6"/>
    </style:style>
    <style:style style:name="T28" style:family="text">
      <style:text-properties style:text-position="0% 100%" style:font-name="Liberation Serif1" fo:language="nb" fo:country="none" officeooo:rsid="00240335"/>
    </style:style>
    <style:style style:name="T29" style:family="text">
      <style:text-properties style:text-position="0% 100%" style:font-name="Liberation Serif1" fo:language="nb" fo:country="none" officeooo:rsid="0024a842"/>
    </style:style>
    <style:style style:name="T30" style:family="text">
      <style:text-properties style:text-position="0% 100%" fo:language="nb" fo:country="none" officeooo:rsid="001a2789"/>
    </style:style>
    <style:style style:name="T31" style:family="text">
      <style:text-properties style:text-position="0% 100%" fo:language="nb" fo:country="none" officeooo:rsid="001dc8bb"/>
    </style:style>
    <style:style style:name="T32" style:family="text">
      <style:text-properties style:font-name="Liberation Serif1"/>
    </style:style>
    <style:style style:name="T33" style:family="text">
      <style:text-properties style:font-name="Liberation Serif"/>
    </style:style>
    <style:style style:name="T34" style:family="text">
      <style:text-properties style:font-name="Liberation Serif" officeooo:rsid="001c0d85"/>
    </style:style>
    <style:style style:name="T35" style:family="text">
      <style:text-properties fo:language="nb" fo:country="none" officeooo:rsid="001a2789"/>
    </style:style>
    <style:style style:name="T36" style:family="text">
      <style:text-properties fo:language="nb" fo:country="none" officeooo:rsid="0015435f"/>
    </style:style>
    <style:style style:name="T37" style:family="text">
      <style:text-properties fo:language="nb" fo:country="none" officeooo:rsid="00122718"/>
    </style:style>
    <style:style style:name="T38" style:family="text">
      <style:text-properties fo:language="nb" fo:country="none" officeooo:rsid="001dc8bb"/>
    </style:style>
    <style:style style:name="T39" style:family="text">
      <style:text-properties fo:language="nb" fo:country="none" officeooo:rsid="002381b6"/>
    </style:style>
    <style:style style:name="T40" style:family="text">
      <style:text-properties fo:language="nb" fo:country="none" officeooo:rsid="000f4ba4"/>
    </style:style>
    <style:style style:name="T41" style:family="text">
      <style:text-properties fo:language="nb" fo:country="none" officeooo:rsid="0018a8dc"/>
    </style:style>
    <style:style style:name="T42" style:family="text">
      <style:text-properties officeooo:rsid="0018a8dc"/>
    </style:style>
    <style:style style:name="T43" style:family="text">
      <style:text-properties officeooo:rsid="001a2789"/>
    </style:style>
    <style:style style:name="T44" style:family="text">
      <style:text-properties officeooo:rsid="0023e354"/>
    </style:style>
    <style:style style:name="T45" style:family="text">
      <style:text-properties officeooo:rsid="00240335"/>
    </style:style>
    <style:style style:name="T46" style:family="text">
      <style:text-properties officeooo:rsid="00262ab7"/>
    </style:style>
    <style:style style:name="T47" style:family="text">
      <style:text-properties officeooo:rsid="002381b6"/>
    </style:style>
    <style:style style:name="T48" style:family="text">
      <style:text-properties style:font-name="Liberation Sans" fo:font-size="18.2000007629395pt" fo:font-weight="bold" officeooo:rsid="00262ab7" style:font-name-asian="Noto Sans CJK SC" style:font-size-asian="18.2000007629395pt" style:font-weight-asian="bold" style:font-name-complex="Lohit Devanagari" style:font-size-complex="18.2000007629395pt" style:font-weight-complex="bold"/>
    </style:style>
    <style:style style:name="T49" style:family="text">
      <style:text-properties officeooo:rsid="002968cc"/>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Øving 1 – Rekursjon</text:p>
      <text:p text:style-name="P1">Ingebrigt Hovind <text:span text:style-name="T49">&amp; Erling Sung Sletta</text:span></text:p>
      <text:p text:style-name="P10">Algoritmer <text:span text:style-name="T43">o</text:span>g datastrukturer</text:p>
      <text:p text:style-name="P11">Disse tallene ble funnet ved å telle antall utregninger som programmet rakk på 1000 ms. Disse tusen millisekundene ble så delt på antallet gjennomførte utregninger for å finne gjennomsnittlig antall millisekunder per utregning.</text:p>
      <table:table table:name="Table1" table:style-name="Table1">
        <table:table-column table:style-name="Table1.A"/>
        <table:table-column table:style-name="Table1.B" table:number-columns-repeated="3"/>
        <table:table-row>
          <table:table-cell table:style-name="Table1.A1" office:value-type="string">
            <text:p text:style-name="P3">(Grunntall, Potens)</text:p>
          </table:table-cell>
          <table:table-cell table:style-name="Table1.A1" office:value-type="string">
            <text:p text:style-name="P3">Oppgave 2-1-1</text:p>
          </table:table-cell>
          <table:table-cell table:style-name="Table1.A1" office:value-type="string">
            <text:p text:style-name="P3">Oppgave 2-2-3</text:p>
          </table:table-cell>
          <table:table-cell table:style-name="Table1.D1" office:value-type="string">
            <text:p text:style-name="P3">Pow(x,n)</text:p>
          </table:table-cell>
        </table:table-row>
        <table:table-row>
          <table:table-cell table:style-name="Table1.A2" office:value-type="string">
            <text:p text:style-name="P4">(1.001, 4000)</text:p>
          </table:table-cell>
          <table:table-cell table:style-name="Table1.A2" office:value-type="string">
            <text:p text:style-name="P2">0.0211318 <text:span text:style-name="T3">ms</text:span></text:p>
          </table:table-cell>
          <table:table-cell table:style-name="Table1.A2" office:value-type="string">
            <text:p text:style-name="P2">0.00013417 <text:span text:style-name="T2">ms</text:span></text:p>
          </table:table-cell>
          <table:table-cell table:style-name="Table1.D2" office:value-type="string">
            <text:p text:style-name="P6">0.00010685 <text:span text:style-name="T2">ms</text:span></text:p>
          </table:table-cell>
        </table:table-row>
        <table:table-row>
          <table:table-cell table:style-name="Table1.A2" office:value-type="string">
            <text:p text:style-name="P4">(1.001, 6000)</text:p>
          </table:table-cell>
          <table:table-cell table:style-name="Table1.A2" office:value-type="string">
            <text:p text:style-name="P2">0.0325744 <text:span text:style-name="T3">ms</text:span></text:p>
          </table:table-cell>
          <table:table-cell table:style-name="Table1.A2" office:value-type="string">
            <text:p text:style-name="P2">0.000141511 <text:span text:style-name="T2">ms</text:span></text:p>
          </table:table-cell>
          <table:table-cell table:style-name="Table1.D2" office:value-type="string">
            <text:p text:style-name="P2">0.000107165 <text:span text:style-name="T2">ms</text:span></text:p>
          </table:table-cell>
        </table:table-row>
        <table:table-row>
          <table:table-cell table:style-name="Table1.A2" office:value-type="string">
            <text:p text:style-name="P5"><text:span text:style-name="T1">(1.001, </text:span><text:span text:style-name="T2">8000</text:span><text:span text:style-name="T1">)</text:span></text:p>
          </table:table-cell>
          <table:table-cell table:style-name="Table1.A2" office:value-type="string">
            <text:p text:style-name="P5">0.0438347 <text:span text:style-name="T2">ms</text:span></text:p>
          </table:table-cell>
          <table:table-cell table:style-name="Table1.A2" office:value-type="string">
            <text:p text:style-name="P5">0.000141504 <text:span text:style-name="T1">ms</text:span></text:p>
          </table:table-cell>
          <table:table-cell table:style-name="Table1.D2" office:value-type="string">
            <text:p text:style-name="P5">0.000107706 <text:span text:style-name="T1">ms</text:span></text:p>
          </table:table-cell>
        </table:table-row>
      </table:table>
      <text:p text:style-name="P9"/>
      <text:p text:style-name="P23"><text:span text:style-name="T40">Kan lese ut ifra tabellen at programmet fra 2-1-1 stiger mye raskere i tillegg til å være høyere fra starten av enn programmet fra oppgave 2-2-3. Dette er på grunn av metodenes </text:span><text:span text:style-name="T41">s</text:span><text:span text:style-name="T40">tore O, noe som vil forklares </text:span><text:span text:style-name="T39">i analysen.</text:span></text:p>
      <text:h text:style-name="P28" text:outline-level="1">Asymptotiske analyser</text:h>
      <text:p text:style-name="P13">Dette er kun analyse av selve utregningen, andre deler av programmet har også innflytelse på kjøretiden, men disse delene skal ikke være avhengige av N, så de er ikke særlig interessante <text:span text:style-name="T42">i</text:span> denne analysen.</text:p>
      <text:h text:style-name="P31" text:outline-level="2">Oppgave 2-1-1</text:h>
      <text:p text:style-name="P12"><text:s text:c="4"/>if(n == 0){ <text:span text:style-name="T5">Ω</text:span><text:span text:style-name="T7">(1) </text:span></text:p>
      <text:p text:style-name="P12"><text:s text:c="8"/>return 1;</text:p>
      <text:p text:style-name="P12"><text:s text:c="4"/>}</text:p>
      <text:p text:style-name="P12"><text:s text:c="4"/>if(n&gt;0){ </text:p>
      <text:p text:style-name="P12"><text:s text:c="8"/>return x * power211(x, n – 1); <text:span text:style-name="T4">O(n-1) </text:span><text:span text:style-name="T6">≈ O(n)</text:span></text:p>
      <text:p text:style-name="P12"><text:s text:c="4"/>}</text:p>
      <text:p text:style-name="P12"><text:s text:c="4"/>else{</text:p>
      <text:p text:style-name="P12"><text:s text:c="8"/>return 1 / power211(x, (n * -1)); <text:span text:style-name="T4">O(n)</text:span></text:p>
      <text:p text:style-name="P12"><text:s text:c="4"/>} </text:p>
      <text:p text:style-name="P12"/>
      <text:p text:style-name="P12"/>
      <text:h text:style-name="P31" text:outline-level="2"><text:soft-page-break/>Oppgave 2-2-3 </text:h>
      <text:p text:style-name="P8"><text:s text:c="4"/>if(n == 0){ <text:span text:style-name="T5">Ω(1)</text:span></text:p>
      <text:p text:style-name="P8"><text:s text:c="8"/>return 1;</text:p>
      <text:p text:style-name="P8"><text:s text:c="4"/>}<text:tab/></text:p>
      <text:p text:style-name="P8"><text:s text:c="4"/>if(n&lt;0){ //1</text:p>
      <text:p text:style-name="P8"><text:s text:c="8"/>return 1/power223(x,(n*-1)); </text:p>
      <text:p text:style-name="P8"><text:s text:c="4"/>} else if(n % 2 == 0){ </text:p>
      <text:p text:style-name="P8"><text:s text:c="8"/>//partall</text:p>
      <text:p text:style-name="P14"><text:s text:c="8"/>return power223(x*x,n/2); <text:span text:style-name="T8">O(</text:span><text:span text:style-name="T9">log</text:span><text:span text:style-name="T10">2</text:span><text:span text:style-name="T11">(n)</text:span><text:span text:style-name="T8">)</text:span></text:p>
      <text:p text:style-name="P8"><text:s text:c="4"/>} else{</text:p>
      <text:p text:style-name="P8"><text:s text:c="8"/>//oddetall</text:p>
      <text:p text:style-name="P15"><text:s text:c="8"/>return x*power223(x*x,(n-1)/2); <text:span text:style-name="T8">O(</text:span><text:span text:style-name="T9">log</text:span><text:span text:style-name="T10">2</text:span><text:span text:style-name="T11">(n)</text:span><text:span text:style-name="T8">)</text:span></text:p>
      <text:p text:style-name="P15"><text:s text:c="4"/>}</text:p>
      <text:h text:style-name="P29" text:outline-level="1"><text:span text:style-name="T48">Hvordan kan vi se kompleksiteten</text:span><text:span text:style-name="T47">?</text:span></text:h>
      <text:h text:style-name="P32" text:outline-level="2">2-2-3</text:h>
      <text:p text:style-name="P21"><text:span text:style-name="T35">For å vise at O(log</text:span><text:span text:style-name="T14">2</text:span><text:span text:style-name="T30">(n)) blir riktig så kan man løse ligningen</text:span><text:span text:style-name="T37">:</text:span></text:p>
      <text:p text:style-name="P16"><draw:frame draw:style-name="fr1" draw:name="Object1" text:anchor-type="as-char" svg:y="-0.2437in" svg:width="0.4728in" svg:height="0.4165in" draw:z-index="0"><draw:object xlink:href="./Object 2" xlink:type="simple" xlink:show="embed" xlink:actuate="onLoad"/><draw:image xlink:href="./ObjectReplacements/Object 2" xlink:type="simple" xlink:show="embed" xlink:actuate="onLoad"/></draw:frame></text:p>
      <text:p text:style-name="P22"><text:span text:style-name="T39">Man kan se at denne</text:span><text:span text:style-name="T35"> viser</text:span><text:span text:style-name="T36"> hvor mange ganger </text:span><text:span text:style-name="T35">(</text:span><text:span text:style-name="T36">x</text:span><text:span text:style-name="T35">)</text:span><text:span text:style-name="T36"> man må </text:span><text:span text:style-name="T38">halvere</text:span><text:span text:style-name="T36"> e</text:span><text:span text:style-name="T39">t heltall</text:span><text:span text:style-name="T36"> </text:span><text:span text:style-name="T35">(</text:span><text:span text:style-name="T36">N</text:span><text:span text:style-name="T35">)</text:span><text:span text:style-name="T36"> helt til man kommer til N=1 som har </text:span><text:span text:style-name="T39">den trivielle løsningen</text:span><text:span text:style-name="T36">. </text:span><text:span text:style-name="T38">Dette vil i realiteten regne ut én iterasjon mindre enn programmene vil bruke, da disse stopper ved N = 0, men dette er uviktig med tanke på utregning av store O</text:span><text:span text:style-name="T36">. </text:span></text:p>
      <text:p text:style-name="P22"><text:span text:style-name="T30">Man ser under </text:span><text:span text:style-name="T31">utledningen som viser at</text:span><text:span text:style-name="T30"> antall iterasjoner øker i takt med logaritmen til N:</text:span></text:p>
      <text:p text:style-name="P17"><draw:frame draw:style-name="fr1" draw:name="Object2" text:anchor-type="as-char" svg:y="-0.172in" svg:width="4.3102in" svg:height="0.2327in" draw:z-index="1"><draw:object xlink:href="./Object 3" xlink:type="simple" xlink:show="embed" xlink:actuate="onLoad"/><draw:image xlink:href="./ObjectReplacements/Object 3" xlink:type="simple" xlink:show="embed" xlink:actuate="onLoad"/></draw:frame></text:p>
      <text:h text:style-name="P32" text:outline-level="2">2-1-1</text:h>
      <text:p text:style-name="P24">For oppgave 2-1-1, med O(N) så kan man løse en ligning på samme måte <text:span text:style-name="T44">som over </text:span>om ønskelig, <text:span text:style-name="T44">og man ender da opp med;</text:span> </text:p>
      <text:p text:style-name="P24"><draw:frame draw:style-name="fr1" draw:name="Object3" text:anchor-type="as-char" svg:y="-0.1484in" svg:width="0.6689in" svg:height="0.1839in" draw:z-index="2"><draw:object xlink:href="./Object 1" xlink:type="simple" xlink:show="embed" xlink:actuate="onLoad"/><draw:image xlink:href="./ObjectReplacements/Object 1" xlink:type="simple" xlink:show="embed" xlink:actuate="onLoad"/></draw:frame></text:p>
      <text:p text:style-name="P26">Her så ser man at oppgave 2-1-1 må gjennomføre et likt antall iterasjoner som potensen for å nå den trivielle løsningen.</text:p>
      <text:p text:style-name="P25"/>
      <text:p text:style-name="P25"/>
      <text:h text:style-name="P30" text:outline-level="1"><text:soft-page-break/><text:span text:style-name="T45">Hvordan </text:span><text:span text:style-name="T48">påvirker store O</text:span><text:span text:style-name="T45"> den </text:span><text:span text:style-name="T46">målte </text:span><text:span text:style-name="T45">tiden</text:span></text:h>
      <text:p text:style-name="P18">Her så ser man at funksjonen fra opg 2-1-1 må kjøre 8000 iterasjoner, mens funksjonen fra 2-2-3 kun må halvere <text:span text:style-name="T32">~</text:span><text:span text:style-name="T33">13 ganger for å oppnå samme resultat, </text:span><text:span text:style-name="T34">dette er kilden til de store tidsforskjellene</text:span><text:span text:style-name="T33">:</text:span></text:p>
      <table:table table:name="Table2" table:style-name="Table2">
        <table:table-column table:style-name="Table2.A" table:number-columns-repeated="3"/>
        <table:table-row>
          <table:table-cell table:style-name="Table2.A1" office:value-type="string">
            <text:p text:style-name="P7">N</text:p>
          </table:table-cell>
          <table:table-cell table:style-name="Table2.A1" office:value-type="string">
            <text:p text:style-name="P7">O(N)</text:p>
          </table:table-cell>
          <table:table-cell table:style-name="Table2.C1" office:value-type="string">
            <text:p text:style-name="P7">O(<text:span text:style-name="T15">log</text:span><text:span text:style-name="T12">2</text:span><text:span text:style-name="T15">(N))</text:span></text:p>
          </table:table-cell>
        </table:table-row>
        <table:table-row>
          <table:table-cell table:style-name="Table2.A2" office:value-type="string">
            <text:p text:style-name="P7">4000</text:p>
          </table:table-cell>
          <table:table-cell table:style-name="Table2.A2" office:value-type="string">
            <text:p text:style-name="P7">4000</text:p>
          </table:table-cell>
          <table:table-cell table:style-name="Table2.C2" office:value-type="string">
            <text:p text:style-name="P7">11,96</text:p>
          </table:table-cell>
        </table:table-row>
        <table:table-row>
          <table:table-cell table:style-name="Table2.A2" office:value-type="string">
            <text:p text:style-name="P7">6000</text:p>
          </table:table-cell>
          <table:table-cell table:style-name="Table2.A2" office:value-type="string">
            <text:p text:style-name="P7">6000</text:p>
          </table:table-cell>
          <table:table-cell table:style-name="Table2.C2" office:value-type="string">
            <text:p text:style-name="P7">12,55</text:p>
          </table:table-cell>
        </table:table-row>
        <table:table-row>
          <table:table-cell table:style-name="Table2.A2" office:value-type="string">
            <text:p text:style-name="P7">8000</text:p>
          </table:table-cell>
          <table:table-cell table:style-name="Table2.A2" office:value-type="string">
            <text:p text:style-name="P7">8000</text:p>
          </table:table-cell>
          <table:table-cell table:style-name="Table2.C2" office:value-type="string">
            <text:p text:style-name="P7">12,96</text:p>
          </table:table-cell>
        </table:table-row>
      </table:table>
      <text:p text:style-name="P19"/>
      <text:p text:style-name="P20"><text:span text:style-name="T19">Funksjonen fra op</text:span><text:span text:style-name="T16">pgave</text:span><text:span text:style-name="T19"> 2-1-1 ser man at er lineær fra målingene, da tiden utregningen øker lineært i takt med den lineære økningen </text:span><text:span text:style-name="T16">av N. </text:span><text:span text:style-name="T20">Med grunntall 1.001 så er økningen fra 4000 til 6000 = 11442,3 nanosekunder og økningen fra 6000 til 8000 = 11260,3 nanosekunder, noe man kan se at er lineært.</text:span></text:p>
      <text:p text:style-name="P22"><text:span text:style-name="T16">Funksjonen fra oppgave 2-2-3 brukte gjennomsnittlig: 0,00013417 ms </text:span><text:span text:style-name="T21">=</text:span><text:span text:style-name="T17"> 134,17 </text:span><text:span text:style-name="T18">nanosekunder per halvvering</text:span><text:span text:style-name="T22"> </text:span><text:span text:style-name="T23">med grunntall 1.001 og eksponent på 4000. D</text:span><text:span text:style-name="T22">ette gir 11,22 </text:span><text:span text:style-name="T24">gjennomsnittlig </text:span><text:span text:style-name="T22">nanosekunder per </text:span><text:span text:style-name="T24">iterasjon</text:span><text:span text:style-name="T22">. </text:span><text:span text:style-name="T23">Differansen <text:s/>mellom 4000 og 8000 i eksponenten er 7,334 nanosekunder, dette er tilnærmet lik 11.96 nanosekunder slik at vi kan konkludere med at tiden </text:span><text:span text:style-name="T25">virkelig </text:span><text:span text:style-name="T23">øker i takt med log</text:span><text:span text:style-name="T13">2 </text:span><text:span text:style-name="T23">av eksponenten, </text:span><text:span text:style-name="T24">da vi observerer at en dobling fører til </text:span><text:span text:style-name="T27">en økning i tid som samsvarer med </text:span><text:span text:style-name="T24">én ekstra iterasjon gjennom funksjonen</text:span><text:span text:style-name="T23">. </text:span><text:span text:style-name="T25">Denne økningen er mye tregere enn den lineære vi observerte i oppgave 2-1-1, </text:span><text:span text:style-name="T26">noe som fører til at programmet blir raskere, </text:span><text:span text:style-name="T29">spesielt med store eksponenter slik som i målingene</text:span><text:span text:style-name="T25">.</text:span></text:p>
      <text:p text:style-name="P22"><text:span text:style-name="T23">Differansen </text:span><text:span text:style-name="T29">på ca. 4 nanosekunder </text:span><text:span text:style-name="T24">mellom målt ut utregnet tid per iterasjon </text:span><text:span text:style-name="T29">til funksjon 2-2-3 </text:span><text:span text:style-name="T23">kommer sannsynligvis fra unøyaktighet i maskinklokken eller små differanser i ledig prosessorkraft på maskinen mellom testene. </text:span><text:span text:style-name="T28">Store O er naturligvis også bare et estimat på tidsforbruk, så man kan ikke forvente at den skal passe perfekt, men som man kan se, så passer estimatet relativt bra med det reelle tidsforbruket i testen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3T17:22:27.688842336</meta:creation-date>
    <dc:date>2020-08-27T19:47:58.032619709</dc:date>
    <meta:editing-duration>PT3H22M3S</meta:editing-duration>
    <meta:editing-cycles>14</meta:editing-cycles>
    <meta:generator>LibreOffice/6.4.6.2$Linux_X86_64 LibreOffice_project/40$Build-2</meta:generator>
    <meta:document-statistic meta:table-count="2" meta:image-count="0" meta:object-count="3" meta:page-count="3" meta:paragraph-count="74" meta:word-count="632" meta:character-count="3874" meta:non-whitespace-character-count="3181"/>
  </office:meta>
</office:document-meta>
</file>

<file path=Object 1/content.xml><?xml version="1.0" encoding="utf-8"?>
<math xmlns="http://www.w3.org/1998/Math/MathML" display="block">
  <semantics>
    <mrow>
      <mn>1</mn>
      <mo stretchy="false">=</mo>
      <mrow>
        <mi>N</mi>
        <mo stretchy="false">−</mo>
        <mi>x</mi>
      </mrow>
    </mrow>
    <annotation encoding="StarMath 5.0">1 = N - x </annotation>
  </semantics>
</math>
</file>

<file path=Object 2/content.xml><?xml version="1.0" encoding="utf-8"?>
<math xmlns="http://www.w3.org/1998/Math/MathML" display="block">
  <semantics>
    <mrow>
      <mn>1</mn>
      <mo stretchy="false">=</mo>
      <mfrac>
        <mi>N</mi>
        <msup>
          <mn>2</mn>
          <mi>x</mi>
        </msup>
      </mfrac>
    </mrow>
    <annotation encoding="StarMath 5.0">1 = {N} over {2^{x}} </annotation>
  </semantics>
</math>
</file>

<file path=Object 3/content.xml><?xml version="1.0" encoding="utf-8"?>
<math xmlns="http://www.w3.org/1998/Math/MathML" display="block">
  <semantics>
    <mrow>
      <mrow>
        <msup>
          <mn>2</mn>
          <mi>x</mi>
        </msup>
        <mo stretchy="false">=</mo>
        <mi>N</mi>
        <mo stretchy="false">→</mo>
        <msub>
          <mi>log</mi>
          <mn>2</mn>
        </msub>
      </mrow>
      <mrow>
        <mrow>
          <mo fence="true" stretchy="false">(</mo>
          <mrow>
            <msup>
              <mn>2</mn>
              <mi>x</mi>
            </msup>
          </mrow>
          <mo fence="true" stretchy="false">)</mo>
        </mrow>
        <mo stretchy="false">=</mo>
        <msub>
          <mi>log</mi>
          <mn>2</mn>
        </msub>
      </mrow>
      <mrow>
        <mrow>
          <mo fence="true" stretchy="false">(</mo>
          <mrow>
            <mi>N</mi>
          </mrow>
          <mo fence="true" stretchy="false">)</mo>
        </mrow>
        <mo stretchy="false">→</mo>
        <mrow>
          <mi>x</mi>
          <mo stretchy="false">∗</mo>
          <msub>
            <mi>log</mi>
            <mn>2</mn>
          </msub>
        </mrow>
      </mrow>
      <mrow>
        <mrow>
          <mo fence="true" stretchy="false">(</mo>
          <mrow>
            <mn>2</mn>
          </mrow>
          <mo fence="true" stretchy="false">)</mo>
        </mrow>
        <mo stretchy="false">=</mo>
        <msub>
          <mi>log</mi>
          <mn>2</mn>
        </msub>
      </mrow>
      <mrow>
        <mrow>
          <mo fence="true" stretchy="false">(</mo>
          <mrow>
            <mi>N</mi>
          </mrow>
          <mo fence="true" stretchy="false">)</mo>
        </mrow>
        <mo stretchy="false">→</mo>
        <mi>x</mi>
        <mo stretchy="false">=</mo>
        <msub>
          <mi>log</mi>
          <mn>2</mn>
        </msub>
      </mrow>
      <mrow>
        <mo fence="true" stretchy="false">(</mo>
        <mrow>
          <mi>N</mi>
        </mrow>
        <mo fence="true" stretchy="false">)</mo>
      </mrow>
    </mrow>
    <annotation encoding="StarMath 5.0">2^{x}=N toward log_{2}( 2^{x} ) = log_{2}( N ) toward x* log_{2}( 2 ) = log_{2}( N ) toward x = log_{2}( N )</annotation>
  </semantics>
</math>
</file>